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504d2" officeooo:paragraph-rsid="000504d2"/>
    </style:style>
    <style:style style:name="P2" style:family="paragraph" style:parent-style-name="Header">
      <style:paragraph-properties fo:text-align="start" style:justify-single-word="false"/>
      <style:text-properties style:font-name="Arial" officeooo:rsid="000504d2" officeooo:paragraph-rsid="000504d2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504d2" officeooo:paragraph-rsid="000504d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504d2" officeooo:paragraph-rsid="000504d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85dce" officeooo:paragraph-rsid="00085dc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9fc76" officeooo:paragraph-rsid="0009fc7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cf404" officeooo:paragraph-rsid="000cf404" style:font-size-asian="10.5pt" style:font-weight-asian="normal" style:font-size-complex="12pt" style:font-weight-complex="normal"/>
    </style:style>
    <style:style style:name="T1" style:family="text">
      <style:text-properties officeooo:rsid="0006d1ce"/>
    </style:style>
    <style:style style:name="T2" style:family="text">
      <style:text-properties officeooo:rsid="00085dce"/>
    </style:style>
    <style:style style:name="T3" style:family="text">
      <style:text-properties officeooo:rsid="000bb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Maya</text:p>
      <text:p text:style-name="P3"/>
      <text:p text:style-name="P4">Application basée sur le jeu du maya suivant <text:span text:style-name="T2">plus ou moins</text:span> les règles énoncés dans le lien suivant https://fr.wikipedia.org/wiki/Quinito_(jeu).</text:p>
      <text:p text:style-name="P4"/>
      <text:p text:style-name="P5">Jeu se jouant au minimum à deux joueurs.</text:p>
      <text:p text:style-name="P4"/>
      <text:p text:style-name="P4"/>
      <text:p text:style-name="P4">Fonctionnalités :</text:p>
      <text:p text:style-name="P4"/>
      <text:p text:style-name="P4">- Définition des règles et des pénalités <text:span text:style-name="T1">qui définiront les gorgées à prendre</text:span></text:p>
      <text:p text:style-name="P6">- Définition des joueurs</text:p>
      <text:p text:style-name="P4">- Lancer les dés</text:p>
      <text:p text:style-name="P4">- Interactions avec le joueur</text:p>
      <text:p text:style-name="P4">- Historique des lancés</text:p>
      <text:p text:style-name="P6">- Suivi des scores</text:p>
      <text:p text:style-name="P4"/>
      <text:p text:style-name="P4"/>
      <text:p text:style-name="P5">4 écrans :</text:p>
      <text:p text:style-name="P5"/>
      <text:p text:style-name="P5">- écran de jeu</text:p>
      <text:p text:style-name="P5">- écran des règles</text:p>
      <text:p text:style-name="P5">- écran des scores</text:p>
      <text:p text:style-name="P5">- écrans des historique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504d2" officeooo:paragraph-rsid="000504d2"/>
    </style:style>
    <style:style style:name="MP2" style:family="paragraph" style:parent-style-name="Header">
      <style:paragraph-properties fo:text-align="start" style:justify-single-word="false"/>
      <style:text-properties style:font-name="Arial" officeooo:rsid="000504d2" officeooo:paragraph-rsid="000504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Le Guernevé</text:p>
        <text:p text:style-name="MP2">Matthieu Chevreu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0:06:42.513000000</meta:creation-date>
    <dc:date>2019-06-17T11:15:32.091000000</dc:date>
    <meta:editing-duration>PT6M8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7" meta:word-count="89" meta:character-count="512" meta:non-whitespace-character-count="440"/>
  </office:meta>
</office:document-meta>
</file>